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33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5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4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0000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2" table:default-cell-style-name="ce16"/>
        <table:table-column table:style-name="co5" table:number-columns-repeated="16366" table:default-cell-style-name="ce16"/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dom.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dom.Element (HTML)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Wrap</text:p>
          </table:table-cell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/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jsValue</text:p>
          </table:table-cell>
          <table:table-cell/>
          <table:table-cell table:style-name="ce5" office:value-type="string" calcext:value-type="string">
            <text:p>MakeNodes</text:p>
          </table:table-cell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AddListener</text:p>
          </table:table-cell>
          <table:table-cell/>
          <table:table-cell table:style-name="ce5"/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/>
          <table:table-cell table:style-name="ce42" office:value-type="string" calcext:value-type="string">
            <text:p>Id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RemoveListener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/>
          <table:table-cell table:style-name="ce42" office:value-type="string" calcext:value-type="string">
            <text:p>Classes ← Class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T_NodeType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48" office:value-type="string" calcext:value-type="string">
            <text:p>ResetClass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71"/>
          <table:table-cell table:style-name="Default"/>
          <table:table-cell table:style-name="ce48" office:value-type="string" calcext:value-type="string">
            <text:p>SetClass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Default" table:number-columns-repeated="2"/>
          <table:table-cell table:style-name="ce42" office:value-type="string" calcext:value-type="string">
            <text:p>Attributes ← *Attribut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Connected ← bool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SetAttribute</text:p>
          </table:table-cell>
          <table:table-cell table:style-name="ce17" table:number-columns-repeated="16366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IsInDOM()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 table:style-name="Default"/>
          <table:table-cell table:style-name="ce23" office:value-type="string" calcext:value-type="string">
            <text:p>Inn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23" office:value-type="string" calcext:value-type="string">
            <text:p>Out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33" office:value-type="string" calcext:value-type="string">
            <text:p>Get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Blur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50" office:value-type="string" calcext:value-type="string">
            <text:p>RenderTemplat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50" office:value-type="string" calcext:value-type="string">
            <text:p>RenderCompone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43" office:value-type="string" calcext:value-type="string">
            <text:p>Children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ChildrenByTagName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6" office:value-type="string" calcext:value-type="string">
            <text:p>ChildrenByClassName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24" office:value-type="string" calcext:value-type="string">
            <text:p>Body / Set* ← *Element</text:p>
          </table:table-cell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6" office:value-type="string" calcext:value-type="string">
            <text:p>Images ← []*Node</text:p>
          </table:table-cell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6" office:value-type="string" calcext:value-type="string">
            <text:p>Embeds ← []*Node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6" office:value-type="string" calcext:value-type="string">
            <text:p>Plugins ← []*Node</text:p>
          </table:table-cell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Links ← []*Node</text:p>
          </table:table-cell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number-columns-repeated="16366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Forms ← []*Node</text:p>
          </table:table-cell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SelectorQueryAll ← []*Nod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/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33" office:value-type="string" calcext:value-type="string">
            <text:p>GetWindow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24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24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24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23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23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/>
          <table:table-cell table:style-name="ce23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/ Close ← *Window</text:p>
          </table:table-cell>
          <table:table-cell/>
          <table:table-cell table:style-name="ce5"/>
          <table:table-cell/>
          <table:table-cell table:style-name="ce23" office:value-type="string" calcext:value-type="string">
            <text:p>InsertNodesAfter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5" office:value-type="string" calcext:value-type="string">
            <text:p><text:span text:style-name="T3">Children ← </text:span><text:span text:style-name="T4">[]*Node</text:span></text:p>
          </table:table-cell>
          <table:table-cell/>
          <table:table-cell table:style-name="ce6" office:value-type="string" calcext:value-type="string">
            <text:p>BoundingClientRect ← *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Top ← *Window</text:p>
          </table:table-cell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4">[]*Node</text:span></text:p>
          </table:table-cell>
          <table:table-cell/>
          <table:table-cell table:style-name="ce5" office:value-type="string" calcext:value-type="string">
            <text:p>Client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4">[]*Node</text:span></text:p>
          </table:table-cell>
          <table:table-cell/>
          <table:table-cell table:style-name="ce5" office:value-type="string" calcext:value-type="string">
            <text:p>Scroll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51" office:value-type="string" calcext:value-type="string">
            <text:p><text:span text:style-name="T3">ChildrenByName ← </text:span><text:span text:style-name="T4">[]*Node</text:span></text:p>
          </table:table-cell>
          <table:table-cell/>
          <table:table-cell table:style-name="ce24" office:value-type="string" calcext:value-type="string">
            <text:p>ScrollIntoView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5" office:value-type="string" calcext:value-type="string">
            <text:p>ChildFirst ← *Element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1" office:value-type="string" calcext:value-type="string">
            <text:p>ChildById ← *Elemen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6"/>
          <table:table-cell/>
          <table:table-cell table:style-name="ce5" office:value-type="string" calcext:value-type="string">
            <text:p>AddFocus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4">[]*Node</text:span>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5" office:value-type="string" calcext:value-type="string">
            <text:p>AddKeyboard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Resiz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48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7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/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BeforeUnloadEvent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PageTransition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5" office:value-type="string" calcext:value-type="string">
            <text:p>AddHashChange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41"/>
          <table:table-cell/>
          <table:table-cell table:style-name="ce5" office:value-type="string" calcext:value-type="string">
            <text:p>AddResize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ddWheel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1"/>
          <table:table-cell table:number-columns-repeated="16368"/>
        </table:table-row>
        <table:table-row table:style-name="ro1" table:number-rows-repeated="9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dom.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dom.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 table:number-columns-repeated="3"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Paste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 table:number-columns-repeated="3"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/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 table:number-columns-repeated="3"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number-columns-repeated="3"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 table:number-columns-repeated="3"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 table:number-columns-repeated="3"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 table:number-columns-repeated="3"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 table:number-columns-repeated="3"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9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7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dom.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string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Tru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Hidden ← bool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Draggable ←-bool</text:p>
          </table:table-cell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Spellcheck ←-bool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2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11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Nod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/>
          <table:table-cell table:style-name="ce107" office:value-type="string" calcext:value-type="string">
            <text:p>lib.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07T14:40:28.981000000</dc:date>
    <meta:editing-duration>P1DT15H54M19S</meta:editing-duration>
    <meta:editing-cycles>59</meta:editing-cycles>
    <meta:generator>LibreOffice/7.4.3.2$Windows_X86_64 LibreOffice_project/1048a8393ae2eeec98dff31b5c133c5f1d08b890</meta:generator>
    <meta:document-statistic meta:table-count="5" meta:cell-count="438" meta:object-count="0"/>
  </office:meta>
</office:document-meta>
</file>